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651a9" officeooo:paragraph-rsid="000651a9"/>
    </style:style>
    <style:style style:name="P2" style:family="paragraph" style:parent-style-name="Standard">
      <style:paragraph-properties fo:text-align="start" style:justify-single-word="false"/>
      <style:text-properties officeooo:rsid="000651a9" officeooo:paragraph-rsid="000651a9"/>
    </style:style>
    <style:style style:name="P3" style:family="paragraph" style:parent-style-name="Standard">
      <style:paragraph-properties fo:text-align="start" style:justify-single-word="false"/>
      <style:text-properties officeooo:rsid="000651a9" officeooo:paragraph-rsid="00077e72"/>
    </style:style>
    <style:style style:name="P4" style:family="paragraph" style:parent-style-name="Standard">
      <style:paragraph-properties fo:text-align="start" style:justify-single-word="false"/>
      <style:text-properties officeooo:rsid="000651a9" officeooo:paragraph-rsid="0008cd4b"/>
    </style:style>
    <style:style style:name="P5" style:family="paragraph" style:parent-style-name="Standard">
      <style:paragraph-properties fo:text-align="end" style:justify-single-word="false"/>
      <style:text-properties officeooo:rsid="000651a9" officeooo:paragraph-rsid="000651a9"/>
    </style:style>
    <style:style style:name="P6" style:family="paragraph" style:parent-style-name="Standard">
      <style:paragraph-properties fo:text-align="end" style:justify-single-word="false"/>
      <style:text-properties officeooo:rsid="00077e72" officeooo:paragraph-rsid="00077e72"/>
    </style:style>
    <style:style style:name="P7" style:family="paragraph" style:parent-style-name="Standard">
      <style:paragraph-properties fo:text-align="start" style:justify-single-word="false"/>
      <style:text-properties officeooo:rsid="00077e72" officeooo:paragraph-rsid="00077e72"/>
    </style:style>
    <style:style style:name="T1" style:family="text">
      <style:text-properties officeooo:rsid="00077e72"/>
    </style:style>
    <style:style style:name="T2" style:family="text">
      <style:text-properties officeooo:rsid="0008cd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 CONTROLLING NETWORK ACCESS IN A LAN USING SQUID SERVER AND ACL</text:p>
      <text:p text:style-name="P1"/>
      <text:p text:style-name="P6">Team Members:</text:p>
      <text:p text:style-name="P6">Arushi-Anne D'souza(21)</text:p>
      <text:p text:style-name="P6">Akash Garule(24)</text:p>
      <text:p text:style-name="P6">Jaffrey Joy(33)</text:p>
      <text:p text:style-name="P1"/>
      <text:p text:style-name="P5"/>
      <text:p text:style-name="P3"><text:span text:style-name="T1">Problem Statement:</text:span></text:p>
      <text:p text:style-name="P3"><text:tab/><text:span text:style-name="T1">Currently the faculties in DBIT have to call the authorized person in the server room when they have a lab to enable net access for the lab. This process is manual and time consuming and also dependent on tshe availability of the person in server room at that time. A more automated but secure <text:s/>process is desired to ease this activity.</text:span></text:p>
      <text:p text:style-name="P3"/>
      <text:p text:style-name="P3"><text:span text:style-name="T2">Working:</text:span></text:p>
      <text:p text:style-name="P3"><text:span text:style-name="T1"><text:tab/>One machine is configured as a server. We install squid server on this machine. All client machines have to use the server's IP in their network configuration settings in the browser to connect to this server. The server has a acl (access control list) file that consists of all client machine ips in that lan. These client machines can be configured to be in separate network (Virtual LAN) using <text:s/>acl directive command in the squid.conf file and net can be enabled or disabled for each machine or each lan by manipulating the conf file and then restarting the squid server.</text:span></text:p>
      <text:p text:style-name="P3"/>
      <text:p text:style-name="P3"><text:span text:style-name="T1">Expected Outcome: </text:span></text:p>
      <text:p text:style-name="P4"><text:span text:style-name="T1"><text:tab/>The proposed solution consists of a android app which only the faculties will be authorized to use. The app will accept the timetable of all the faculties as input for every semester. Depending on whether the faculty has a lab at a given time, the faculty can simple open the app and click one button to enable net access for the lab and also be able to specify the duration for which net should be enabled.</text:span></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XPECTED OUTCOME:</text:p>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5:19:37.844406459</meta:creation-date>
    <dc:date>2018-03-15T16:01:06.183507399</dc:date>
    <meta:editing-duration>PT4M25S</meta:editing-duration>
    <meta:editing-cycles>1</meta:editing-cycles>
    <meta:generator>LibreOffice/4.2.8.2$Linux_x86 LibreOffice_project/420m0$Build-2</meta:generator>
    <meta:document-statistic meta:table-count="0" meta:image-count="0" meta:object-count="0" meta:page-count="2" meta:paragraph-count="12" meta:word-count="265" meta:character-count="1518" meta:non-whitespace-character-count="1259"/>
  </office:meta>
</office:document-meta>
</file>